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Courier New', Cousine, 'DejaVu Sans Mono', 'Lucida Sans Typewriter'" style:font-family-generic="modern" style:font-pitch="fixed"/>
    <style:font-face style:name="Liberation Mono" svg:font-family="'Liberation Mono', 'Courier New', Cousine, 'DejaVu Sans Mono', 'Lucida Sans Typewriter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edce6" draw:textarea-horizontal-align="justify" draw:textarea-vertical-align="middle" draw:auto-grow-height="false" fo:min-height="0.418cm" fo:min-width="12.045cm"/>
    </style:style>
    <style:style style:name="gr2" style:family="graphic" style:parent-style-name="standard">
      <style:graphic-properties draw:fill="solid" draw:fill-color="#dee7e5" draw:textarea-horizontal-align="justify" draw:textarea-vertical-align="middle" draw:auto-grow-height="false" fo:min-height="0.312cm" fo:min-width="10.422cm"/>
    </style:style>
    <style:style style:name="gr3" style:family="graphic" style:parent-style-name="standard">
      <style:graphic-properties draw:fill="solid" draw:fill-color="#f6f9d4" draw:textarea-horizontal-align="justify" draw:textarea-vertical-align="middle" draw:auto-grow-height="false" fo:min-height="0.409cm" fo:min-width="10.422cm"/>
    </style:style>
    <style:style style:name="gr4" style:family="graphic" style:parent-style-name="standard">
      <style:graphic-properties draw:stroke="none" draw:fill="none" fo:min-height="2.134cm"/>
      <style:paragraph-properties style:writing-mode="lr-tb"/>
    </style:style>
    <style:style style:name="gr5" style:family="graphic" style:parent-style-name="standard">
      <style:graphic-properties draw:fill="solid" draw:fill-color="#dee7e5" draw:textarea-horizontal-align="justify" draw:textarea-vertical-align="middle" draw:auto-grow-height="false" fo:min-height="0.434cm" fo:min-width="22.289cm"/>
    </style:style>
    <style:style style:name="gr6" style:family="graphic" style:parent-style-name="standard">
      <style:graphic-properties draw:fill="solid" draw:fill-color="#f6f9d4" draw:textarea-horizontal-align="justify" draw:textarea-vertical-align="middle" draw:auto-grow-height="false" fo:min-height="0.562cm" fo:min-width="22.288cm"/>
    </style:style>
    <style:style style:name="gr7" style:family="graphic" style:parent-style-name="standard">
      <style:graphic-properties draw:fill="solid" draw:fill-color="#dedce6" draw:textarea-horizontal-align="justify" draw:textarea-vertical-align="middle" draw:auto-grow-height="false" fo:min-height="0.456cm" fo:min-width="22.271cm"/>
    </style:style>
    <style:style style:name="gr8" style:family="graphic" style:parent-style-name="standard">
      <style:graphic-properties draw:stroke="none" draw:fill="none" fo:min-height="3.601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b4c7dc" fo:min-height="0.628cm"/>
      <style:paragraph-properties style:writing-mode="lr-tb"/>
    </style:style>
    <style:style style:name="gr10" style:family="graphic" style:parent-style-name="standard">
      <style:graphic-properties draw:stroke="none" draw:fill="none" fo:min-height="2.881cm"/>
      <style:paragraph-properties style:writing-mode="lr-tb"/>
    </style:style>
    <style:style style:name="gr11" style:family="graphic" style:parent-style-name="standard">
      <style:graphic-properties draw:stroke="none" draw:fill="none" fo:min-height="2.161cm"/>
      <style:paragraph-properties style:writing-mode="lr-tb"/>
    </style:style>
    <style:style style:name="P1" style:family="paragraph">
      <loext:graphic-properties draw:fill="solid" draw:fill-color="#dedce6"/>
      <style:paragraph-properties fo:text-align="center"/>
    </style:style>
    <style:style style:name="P2" style:family="paragraph">
      <loext:graphic-properties draw:fill="solid" draw:fill-color="#dee7e5"/>
      <style:paragraph-properties fo:text-align="center"/>
    </style:style>
    <style:style style:name="P3" style:family="paragraph">
      <loext:graphic-properties draw:fill="solid" draw:fill-color="#f6f9d4"/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 style:writing-mode="lr-tb"/>
      <style:text-properties style:font-name="Liberation Mono1" fo:font-size="18pt" style:font-name-asian="Liberation Mono1" style:font-size-asian="10pt" style:font-name-complex="Liberation Mono1" style:font-size-complex="10pt"/>
    </style:style>
    <style:style style:name="P7" style:family="paragraph">
      <loext:graphic-properties draw:fill="solid" draw:fill-color="#b4c7dc"/>
      <style:paragraph-properties style:writing-mode="lr-tb"/>
      <style:text-properties fo:font-size="16pt" style:font-size-asian="18pt" style:font-size-complex="18pt"/>
    </style:style>
    <style:style style:name="P8" style:family="paragraph">
      <loext:graphic-properties draw:fill="none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Mono1" fo:font-size="18pt" style:font-name-asian="Liberation Mono1" style:font-size-asian="10pt" style:font-name-complex="Liberation Mono1" style:font-size-complex="10pt"/>
    </style:style>
    <style:style style:name="T3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.545cm" svg:height="0.668cm" svg:x="9.721cm" svg:y="5.3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0.922cm" svg:height="0.562cm" svg:x="9.82cm" svg:y="4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0.922cm" svg:height="0.659cm" svg:x="9.693cm" svg:y="3.94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7.653cm" svg:height="2.384cm" svg:x="6.391cm" svg:y="3.713cm">
            <draw:text-box>
              <text:p><text:span text:style-name="T1">corpus = ["To be, or not to be, that is the question:",</text:span></text:p>
              <text:p><text:span text:style-name="T1"><text:s text:c="16"/></text:span><text:span text:style-name="T1">"Whether 'tis nobler in the mind to suffer",</text:span></text:p>
              <text:p><text:span text:style-name="T1"><text:s text:c="16"/></text:span><text:span text:style-name="T1">"The slings and arrows of outrageous fortune,"]</text:span></text:p>
            </draw:text-box>
          </draw:frame>
        </draw:g>
        <draw:g>
          <draw:custom-shape draw:style-name="gr5" draw:text-style-name="P2" draw:layer="layout" svg:width="22.789cm" svg:height="0.684cm" svg:x="5.151cm" svg:y="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22.788cm" svg:height="0.812cm" svg:x="5.152cm" svg:y="7.6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22.771cm" svg:height="0.706cm" svg:x="5.134cm" svg:y="9.1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6" draw:layer="layout" svg:width="27.7cm" svg:height="3.851cm" svg:x="2.2cm" svg:y="7.621cm">
            <draw:text-box>
              <text:p text:style-name="P5"><text:span text:style-name="T2">array([[0, 0, 2, 0, 0, 1, 0, 0, 1, 0, 1, 0, 1, 0, 0, 1, 1, 0, 2, 0],</text:span></text:p>
              <text:p text:style-name="P5"><text:span text:style-name="T2"><text:s text:c="7"/></text:span><text:span text:style-name="T2">[0, 0, 0, 0, 1, 0, 1, 1, 0, 0, 0, 0, 0, 0, 1, 0, 1, 1, 1, 1],</text:span></text:p>
              <text:p text:style-name="P5"><text:span text:style-name="T2"><text:s text:c="7"/></text:span><text:span text:style-name="T2">[1, 1, 0, 1, 0, 0, 0, 0, 0, 1, 0, 1, 0, 1, 0, 0, 1, 0, 0, 0]])</text:span></text:p>
              <text:p text:style-name="P5"><text:span text:style-name="T2"/></text:p>
              <text:p text:style-name="P5"><text:span text:style-name="T2"/></text:p>
            </draw:text-box>
          </draw:frame>
        </draw:g>
        <draw:frame draw:style-name="gr9" draw:text-style-name="P7" draw:layer="layout" svg:width="3.366cm" svg:height="0.878cm" draw:transform="rotate (1.57358885359809) translate (5.257cm 13.551cm)">
          <draw:text-box>
            <text:p><text:span text:style-name="T3">and</text:span></text:p>
          </draw:text-box>
        </draw:frame>
        <draw:frame draw:style-name="gr9" draw:text-style-name="P7" draw:layer="layout" svg:width="3.366cm" svg:height="0.878cm" draw:transform="rotate (1.57358885359809) translate (6.4cm 13.551cm)">
          <draw:text-box>
            <text:p><text:span text:style-name="T3">arrows</text:span></text:p>
          </draw:text-box>
        </draw:frame>
        <draw:frame draw:style-name="gr9" draw:text-style-name="P7" draw:layer="layout" svg:width="3.366cm" svg:height="0.878cm" draw:transform="rotate (1.57358885359809) translate (7.543cm 13.551cm)">
          <draw:text-box>
            <text:p><text:span text:style-name="T3">be</text:span></text:p>
          </draw:text-box>
        </draw:frame>
        <draw:frame draw:style-name="gr9" draw:text-style-name="P7" draw:layer="layout" svg:width="3.366cm" svg:height="0.878cm" draw:transform="rotate (1.57358885359809) translate (8.686cm 13.551cm)">
          <draw:text-box>
            <text:p><text:span text:style-name="T3">fortune</text:span></text:p>
          </draw:text-box>
        </draw:frame>
        <draw:frame draw:style-name="gr9" draw:text-style-name="P7" draw:layer="layout" svg:width="3.366cm" svg:height="0.878cm" draw:transform="rotate (1.57358885359809) translate (9.83cm 13.551cm)">
          <draw:text-box>
            <text:p><text:span text:style-name="T3">in</text:span></text:p>
          </draw:text-box>
        </draw:frame>
        <draw:frame draw:style-name="gr9" draw:text-style-name="P7" draw:layer="layout" svg:width="3.366cm" svg:height="0.878cm" draw:transform="rotate (1.57358885359809) translate (10.973cm 13.551cm)">
          <draw:text-box>
            <text:p><text:span text:style-name="T3">is</text:span></text:p>
          </draw:text-box>
        </draw:frame>
        <draw:frame draw:style-name="gr9" draw:text-style-name="P7" draw:layer="layout" svg:width="3.366cm" svg:height="0.878cm" draw:transform="rotate (1.57358885359809) translate (23.548cm 13.551cm)">
          <draw:text-box>
            <text:p><text:span text:style-name="T3">the</text:span></text:p>
          </draw:text-box>
        </draw:frame>
        <draw:frame draw:style-name="gr9" draw:text-style-name="P7" draw:layer="layout" svg:width="3.366cm" svg:height="0.878cm" draw:transform="rotate (1.57358885359809) translate (13.259cm 13.551cm)">
          <draw:text-box>
            <text:p><text:span text:style-name="T3">nobler</text:span></text:p>
          </draw:text-box>
        </draw:frame>
        <draw:frame draw:style-name="gr9" draw:text-style-name="P7" draw:layer="layout" svg:width="3.366cm" svg:height="0.878cm" draw:transform="rotate (1.57358885359809) translate (21.261cm 13.551cm)">
          <draw:text-box>
            <text:p><text:span text:style-name="T3">suffer</text:span></text:p>
          </draw:text-box>
        </draw:frame>
        <draw:frame draw:style-name="gr9" draw:text-style-name="P7" draw:layer="layout" svg:width="3.366cm" svg:height="0.878cm" draw:transform="rotate (1.57358885359809) translate (20.118cm 13.551cm)">
          <draw:text-box>
            <text:p><text:span text:style-name="T3">slings</text:span></text:p>
          </draw:text-box>
        </draw:frame>
        <draw:frame draw:style-name="gr9" draw:text-style-name="P7" draw:layer="layout" svg:width="3.366cm" svg:height="0.878cm" draw:transform="rotate (1.57358885359809) translate (18.975cm 13.551cm)">
          <draw:text-box>
            <text:p><text:span text:style-name="T3">question</text:span></text:p>
          </draw:text-box>
        </draw:frame>
        <draw:frame draw:style-name="gr9" draw:text-style-name="P7" draw:layer="layout" svg:width="3.366cm" svg:height="0.878cm" draw:transform="rotate (1.57358885359809) translate (22.404cm 13.551cm)">
          <draw:text-box>
            <text:p><text:span text:style-name="T3">that</text:span></text:p>
          </draw:text-box>
        </draw:frame>
        <draw:frame draw:style-name="gr9" draw:text-style-name="P7" draw:layer="layout" svg:width="3.366cm" svg:height="0.878cm" draw:transform="rotate (1.57358885359809) translate (16.689cm 13.551cm)">
          <draw:text-box>
            <text:p><text:span text:style-name="T3">or</text:span></text:p>
          </draw:text-box>
        </draw:frame>
        <draw:frame draw:style-name="gr9" draw:text-style-name="P7" draw:layer="layout" svg:width="3.366cm" svg:height="0.878cm" draw:transform="rotate (1.57358885359809) translate (15.545cm 13.551cm)">
          <draw:text-box>
            <text:p><text:span text:style-name="T3">of</text:span></text:p>
          </draw:text-box>
        </draw:frame>
        <draw:frame draw:style-name="gr9" draw:text-style-name="P7" draw:layer="layout" svg:width="3.366cm" svg:height="0.878cm" draw:transform="rotate (1.57358885359809) translate (14.402cm 13.551cm)">
          <draw:text-box>
            <text:p><text:span text:style-name="T3">not</text:span></text:p>
          </draw:text-box>
        </draw:frame>
        <draw:frame draw:style-name="gr9" draw:text-style-name="P7" draw:layer="layout" svg:width="3.366cm" svg:height="0.878cm" draw:transform="rotate (1.57358885359809) translate (17.832cm 13.551cm)">
          <draw:text-box>
            <text:p><text:span text:style-name="T3">outrageous</text:span></text:p>
          </draw:text-box>
        </draw:frame>
        <draw:frame draw:style-name="gr9" draw:text-style-name="P7" draw:layer="layout" svg:width="3.366cm" svg:height="0.878cm" draw:transform="rotate (1.57358885359809) translate (12.116cm 13.551cm)">
          <draw:text-box>
            <text:p><text:span text:style-name="T3">mind</text:span></text:p>
          </draw:text-box>
        </draw:frame>
        <draw:frame draw:style-name="gr9" draw:text-style-name="P7" draw:layer="layout" svg:width="3.366cm" svg:height="0.878cm" draw:transform="rotate (1.57358885359809) translate (26.976cm 13.551cm)">
          <draw:text-box>
            <text:p><text:span text:style-name="T3">whether</text:span></text:p>
          </draw:text-box>
        </draw:frame>
        <draw:frame draw:style-name="gr9" draw:text-style-name="P7" draw:layer="layout" svg:width="3.336cm" svg:height="0.878cm" draw:transform="rotate (1.57358885359809) translate (25.834cm 13.551cm)">
          <draw:text-box>
            <text:p><text:span text:style-name="T3">to</text:span></text:p>
          </draw:text-box>
        </draw:frame>
        <draw:frame draw:style-name="gr9" draw:text-style-name="P7" draw:layer="layout" svg:width="3.366cm" svg:height="0.878cm" draw:transform="rotate (1.57358885359809) translate (24.691cm 13.551cm)">
          <draw:text-box>
            <text:p><text:span text:style-name="T3">tis</text:span></text:p>
          </draw:text-box>
        </draw:frame>
        <draw:frame draw:style-name="gr10" draw:text-style-name="P8" draw:layer="layout" svg:width="4.312cm" svg:height="3.131cm" svg:x="0.936cm" svg:y="10.542cm">
          <draw:text-box>
            <text:p><text:span text:style-name="T2"/></text:p>
            <text:p><text:span text:style-name="T2">feature</text:span></text:p>
            <text:p><text:span text:style-name="T2">names:</text:span></text:p>
          </draw:text-box>
        </draw:frame>
        <draw:frame draw:style-name="gr11" draw:text-style-name="P8" draw:layer="layout" svg:width="7.614cm" svg:height="2.411cm" svg:x="0.936cm" svg:y="5.718cm">
          <draw:text-box draw:corner-radius="0.064cm">
            <text:p><text:span text:style-name="T2"/></text:p>
            <text:p><text:span text:style-name="T2">dense_tcm: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Courier New', Cousine, 'DejaVu Sans Mono', 'Lucida Sans Typewriter'" style:font-family-generic="modern" style:font-pitch="fixed"/>
    <style:font-face style:name="Liberation Mono" svg:font-family="'Liberation Mono', 'Courier New', Cousine, 'DejaVu Sans Mono', 'Lucida Sans Typewriter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15:21:41.089299490</meta:creation-date>
    <dc:date>2020-10-07T21:04:45.993809828</dc:date>
    <meta:editing-duration>PT22H45M57S</meta:editing-duration>
    <meta:editing-cycles>9</meta:editing-cycles>
    <meta:generator>LibreOffice/6.4.5.2$Linux_X86_64 LibreOffice_project/40$Build-2</meta:generator>
    <meta:document-statistic meta:object-count="32"/>
  </office:meta>
</office:document-meta>
</file>